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sup>
          <mi>p</mi>
          <mn>2</mn>
        </msup>
        <mrow>
          <mn>2</mn>
          <mi>m</mi>
          <mi>E</mi>
        </mrow>
      </mfrac>
      <mrow>
        <mi/>
        <mo stretchy="false">+</mo>
        <mi/>
      </mrow>
      <mfrac>
        <msup>
          <mi>q</mi>
          <mn>2</mn>
        </msup>
        <mrow>
          <mrow>
            <mphantom>
              <mstyle>
                <mrow>
                  <mn>.</mn>
                </mrow>
              </mstyle>
            </mphantom>
            <mmultiscripts>
              <mo stretchy="false">/</mo>
              <mprescripts/>
              <none/>
              <mrow>
                <mn>2</mn>
                <mi>E</mi>
              </mrow>
            </mmultiscripts>
            <mstyle mathsize="70%">
              <mrow>
                <mrow>
                  <mi>m</mi>
                  <msubsup>
                    <mo stretchy="false">ω</mo>
                    <mn>0</mn>
                    <mn>2</mn>
                  </msubsup>
                </mrow>
              </mrow>
            </mstyle>
          </mrow>
        </mrow>
      </mfrac>
      <mrow>
        <mi/>
        <mo stretchy="false">=</mo>
        <mi/>
      </mrow>
      <mn>1</mn>
    </mrow>
    <annotation encoding="StarMath 5.0">p^2 over {2 m E} `+` q^2 over {phantom . slash lsup {2 E} size*0.7 {m %iomega _0 ^2}} `=`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5:20:08.697000000</meta:creation-date>
    <meta:generator>LibreOffice/4.1.4.2$Windows_x86 LibreOffice_project/0a0440ccc0227ad9829de5f46be37cfb6edcf72</meta:generator>
  </office:meta>
</office:document-meta>
</file>